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81"/>
    <style:style style:name="ce8" style:family="table-cell" style:parent-style-name="Default" style:data-style-name="N66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velocity_err</text:p>
          </table:table-cell>
          <table:table-cell table:style-name="ce1" office:value-type="string" calcext:value-type="string">
            <text:p>redshift</text:p>
          </table:table-cell>
          <table:table-cell table:style-name="ce1" office:value-type="string" calcext:value-type="string">
            <text:p>redshift_er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sigma_er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pxf_file</text:p>
          </table:table-cell>
          <table:table-cell table:style-name="ce1" office:value-type="string" calcext:value-type="string">
            <text:p>is_gc</text:p>
          </table:table-cell>
          <table:table-cell table:style-name="ce1" office:value-type="string" calcext:value-type="string">
            <text:p>is_associated</text:p>
          </table:table-cell>
        </table:table-row>
        <table:table-row table:style-name="ro1">
          <table:table-cell table:style-name="ce1" office:value-type="string" calcext:value-type="string">
            <text:p>NGC247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Cs1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3.33" calcext:value-type="float">
            <text:p>23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40" calcext:value-type="float">
            <text:p>3.4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0.95" calcext:value-type="float">
            <text:p>20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400" calcext:value-type="float">
            <text:p>4.00E+02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16.92" calcext:value-type="float">
            <text:p>16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GCs2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0.00049" calcext:value-type="float">
            <text:p>0.00049</text:p>
          </table:table-cell>
          <table:table-cell table:style-name="ce2" office:value-type="float" office:value="0.000055" calcext:value-type="float">
            <text:p>0.00005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" calcext:value-type="float">
            <text:p>32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9.55" calcext:value-type="float">
            <text:p>9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9.03" calcext:value-type="float">
            <text:p>9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17.38" calcext:value-type="float">
            <text:p>17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5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32" calcext:value-type="float">
            <text:p>0.0003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30.6S" calcext:value-type="time">
            <text:p>-20:41:30.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10P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1T17:01:46.246083337</dc:date>
    <meta:editing-duration>PT3H15M23S</meta:editing-duration>
    <meta:editing-cycles>21</meta:editing-cycles>
    <meta:generator>LibreOffice/7.3.7.2$Linux_X86_64 LibreOffice_project/30$Build-2</meta:generator>
    <meta:document-statistic meta:table-count="1" meta:cell-count="115" meta:object-count="0"/>
  </office:meta>
</office:document-meta>
</file>